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Standard" style:master-page-name="Standard">
      <style:paragraph-properties style:page-number="auto"/>
      <style:text-properties fo:language="ru" fo:country="RU" style:text-underline-style="none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Версия от 101119</text:p>
      <text:p text:style-name="P2"/>
      <text:p text:style-name="P6">ArenaF_Js</text:p>
      <text:p text:style-name="Standard">Файтинг по типу мортал комбат</text:p>
      <text:p text:style-name="Standard"/>
      <text:p text:style-name="P1">Соглашения по оформлению кода.</text:p>
      <text:p text:style-name="P1"/>
      <text:p text:style-name="Standard"><text:span text:style-name="T3">1.</text:span><text:span text:style-name="T1">1</text:span><text:span text:style-name="T3"> В одном файле(модуле) будет один корневой объект обозначенный буквой _</text:span><text:span text:style-name="T1">R</text:span><text:span text:style-name="T3"> от слова корень(</text:span><text:span text:style-name="T1">root</text:span><text:span text:style-name="T3">). Корневой объект всегда именуется как файл.</text:span></text:p>
      <text:p text:style-name="Standard"><text:span text:style-name="T3">1.2 Файл может содержать еще дополнительно функцию-конструктор обозначенную сочетанием _</text:span><text:span text:style-name="T1">CL</text:span><text:span text:style-name="T3"> от слова класс(</text:span><text:span text:style-name="T1">class</text:span><text:span text:style-name="T3">)</text:span></text:p>
      <text:p text:style-name="Standard"><text:span text:style-name="T3">1.3 Корневой модуль не клонируется. Объекты которые предполагаю использовать в нескольких экземплярах буду определять через функцию-конструктор.</text:span></text:p>
      <text:p text:style-name="P2"/>
      <text:p text:style-name="P3">2.1 В начале модуля должно быть описание из которого понятно что нужно что бы этот объект использовать. Т.е. что он делает и что требуется для его работы.</text:p>
      <text:p text:style-name="P3">2.2 В начале модуля должно быть прописано в каких модулях он вызывается и какие модули использует.</text:p>
      <text:p text:style-name="P3">2.3 В начале модуля будут прописаны все используемые в модуле объекты с кратким описанием.</text:p>
      <text:p text:style-name="P7"/>
      <text:p text:style-name="P3">3.1 Файлу с кодом на скрипте будет соответствовать текстовый файл описания. Например</text:p>
      <text:p text:style-name="P3">файл кода <text:s text:c="8"/>- ArenaFjs.js </text:p>
      <text:p text:style-name="P2"><text:span text:style-name="T5">файл описания <text:s/>-ArenaFjs.</text:span><text:span text:style-name="T2">txt</text:span></text:p>
      <text:p text:style-name="P2"><text:span text:style-name="T5">3.2 Файлы описания размещаются в папке </text:span><text:span text:style-name="T5">txt.</text:span></text:p>
      <text:p text:style-name="P2">3.3 Файлы с документацией размещаются в папке <text:span text:style-name="T1">doc.</text:span></text:p>
      <text:p text:style-name="Standard"/>
      <text:p text:style-name="Standard"/>
      <text:p text:style-name="Standard"><text:span text:style-name="T4">Размышления.</text:span><text:span text:style-name="T3"> </text:span></text:p>
      <text:p text:style-name="P2"/>
      <text:p text:style-name="P4">По пункту 1</text:p>
      <text:p text:style-name="P2"/>
      <text:p text:style-name="P2">Имя файла модуля совпадает с именем корневого объекта. Понятно что так делается в джаве. Только там основной единицей является класс. И от этого класса порождается сколько угодно объектов. Здесь же основной единицей является корневой объект. Один файл содержит один корневой объект.</text:p>
      <text:p text:style-name="Standard"/>
      <text:p text:style-name="P2">Вернул функцию-конструктор. Потому что при клонировании объекта не клонируются объекты которые содержаться в нем.</text:p>
      <text:p text:style-name="Standard"/>
      <text:p text:style-name="P4">По пункту 2</text:p>
      <text:p text:style-name="P2"/>
      <text:p text:style-name="P2">От использования функций оберток решил отказаться потому что это очевидное дублирование и оно занимает очень много места и все запутывает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11-10T14:18:43.89</dc:date>
    <meta:editing-cycles>1078</meta:editing-cycles>
    <meta:editing-duration>P4DT4H1M30S</meta:editing-duration>
    <meta:generator>OpenOffice/4.1.5$Win32 OpenOffice.org_project/415m1$Build-9789</meta:generator>
    <meta:document-statistic meta:table-count="0" meta:image-count="0" meta:object-count="0" meta:page-count="1" meta:paragraph-count="21" meta:word-count="235" meta:character-count="1628"/>
  </office:meta>
</office:document-meta>
</file>